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4pt" style:text-underline-style="solid" style:text-underline-width="auto" style:text-underline-color="font-color" officeooo:rsid="00155fc8" officeooo:paragraph-rsid="00155fc8" style:font-size-asian="14pt" style:font-size-complex="14pt"/>
    </style:style>
    <style:style style:name="P2" style:family="paragraph" style:parent-style-name="Standard">
      <style:paragraph-properties fo:text-align="start" style:justify-single-word="false"/>
      <style:text-properties style:use-window-font-color="true" fo:font-size="14pt" style:text-underline-style="none" officeooo:rsid="00210768" officeooo:paragraph-rsid="00210768" style:font-size-asian="14pt" style:font-size-complex="14pt"/>
    </style:style>
    <style:style style:name="P3" style:family="paragraph" style:parent-style-name="Standard" style:list-style-name="L1">
      <style:paragraph-properties fo:text-align="start" style:justify-single-word="false"/>
      <style:text-properties style:use-window-font-color="true" fo:font-size="14pt" style:text-underline-style="none" officeooo:rsid="00155fc8" officeooo:paragraph-rsid="001e64d8" style:font-size-asian="14pt" style:font-size-complex="14pt"/>
    </style:style>
    <style:style style:name="P4" style:family="paragraph" style:parent-style-name="Standard" style:list-style-name="L1">
      <style:paragraph-properties fo:text-align="start" style:justify-single-word="false"/>
      <style:text-properties style:use-window-font-color="true" fo:font-size="14pt" style:text-underline-style="none" officeooo:rsid="00155fc8" officeooo:paragraph-rsid="00155fc8" style:font-size-asian="14pt" style:font-size-complex="14pt"/>
    </style:style>
    <style:style style:name="P5" style:family="paragraph" style:parent-style-name="Standard" style:list-style-name="L1">
      <style:paragraph-properties fo:text-align="start" style:justify-single-word="false"/>
      <style:text-properties style:use-window-font-color="true" fo:font-size="14pt" style:text-underline-style="none" officeooo:rsid="001a82f0" officeooo:paragraph-rsid="001a82f0" style:font-size-asian="14pt" style:font-size-complex="14pt"/>
    </style:style>
    <style:style style:name="P6" style:family="paragraph" style:parent-style-name="Standard" style:list-style-name="L1">
      <style:paragraph-properties fo:text-align="start" style:justify-single-word="false"/>
      <style:text-properties style:use-window-font-color="true" fo:font-size="14pt" style:text-underline-style="none" officeooo:rsid="001e64d8" officeooo:paragraph-rsid="001e64d8" style:font-size-asian="14pt" style:font-size-complex="14pt"/>
    </style:style>
    <style:style style:name="P7" style:family="paragraph" style:parent-style-name="Standard" style:list-style-name="L1">
      <style:paragraph-properties fo:text-align="start" style:justify-single-word="false"/>
      <style:text-properties style:use-window-font-color="true" fo:font-size="14pt" style:text-underline-style="none" officeooo:rsid="001ff4c1" officeooo:paragraph-rsid="001ff4c1" style:font-size-asian="14pt" style:font-size-complex="14pt"/>
    </style:style>
    <style:style style:name="P8" style:family="paragraph" style:parent-style-name="Standard" style:list-style-name="L1">
      <style:paragraph-properties fo:text-align="start" style:justify-single-word="false"/>
      <style:text-properties style:use-window-font-color="true" fo:font-size="14pt" style:text-underline-style="none" officeooo:rsid="0015a979" officeooo:paragraph-rsid="0015a979" style:font-size-asian="14pt" style:font-size-complex="14pt"/>
    </style:style>
    <style:style style:name="P9" style:family="paragraph" style:parent-style-name="Standard" style:list-style-name="L1">
      <style:paragraph-properties fo:text-align="start" style:justify-single-word="false"/>
      <style:text-properties style:use-window-font-color="true" fo:font-size="14pt" style:text-underline-style="none" officeooo:rsid="0020de62" officeooo:paragraph-rsid="0020de62" style:font-size-asian="14pt" style:font-size-complex="14pt"/>
    </style:style>
    <style:style style:name="P10" style:family="paragraph" style:parent-style-name="Standard" style:list-style-name="L1">
      <style:paragraph-properties fo:text-align="start" style:justify-single-word="false"/>
      <style:text-properties style:use-window-font-color="true" fo:font-size="14pt" style:text-underline-style="none" officeooo:rsid="00210768" officeooo:paragraph-rsid="00210768" style:font-size-asian="14pt" style:font-size-complex="14pt"/>
    </style:style>
    <style:style style:name="P11" style:family="paragraph" style:parent-style-name="Standard" style:list-style-name="L2">
      <style:paragraph-properties fo:text-align="start" style:justify-single-word="false"/>
      <style:text-properties style:use-window-font-color="true" fo:font-size="14pt" style:text-underline-style="none" officeooo:rsid="001bb0dd" officeooo:paragraph-rsid="001bb0dd" style:font-size-asian="14pt" style:font-size-complex="14pt"/>
    </style:style>
    <style:style style:name="T1" style:family="text">
      <style:text-properties officeooo:rsid="0017a132"/>
    </style:style>
    <style:style style:name="T2" style:family="text">
      <style:text-properties officeooo:rsid="001a82f0"/>
    </style:style>
    <style:style style:name="T3" style:family="text">
      <style:text-properties officeooo:rsid="001bb0dd"/>
    </style:style>
    <style:style style:name="T4" style:family="text">
      <style:text-properties officeooo:rsid="001e64d8"/>
    </style:style>
    <style:style style:name="T5" style:family="text">
      <style:text-properties officeooo:rsid="001ff4c1"/>
    </style:style>
    <style:style style:name="T6" style:family="text">
      <style:text-properties officeooo:rsid="0021ac30"/>
    </style:style>
    <style:style style:name="T7" style:family="text">
      <style:text-properties officeooo:rsid="002223a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GUNTES CAPITOL 1<text:span text:style-name="T1">B</text:span></text:p>
      <text:list xml:id="list1513708688317104845" text:style-name="L1">
        <text:list-item>
          <text:p text:style-name="P3">Què és el <text:span text:style-name="T4">Podcàsting</text:span> ? <text:span text:style-name="T4">El Podcàsting es un mitjà amb base en àudio que originalment permet a la gent gravar àudio i convertir-lo per al seu ús en Ipods, que son dispositius portàtils petits per a reproducció de so fabricats per Apple. El podcàsting permet a les persones difondre <text:s/>gravacions a una basta audiència. L'arxiu d'àudio es col·loca en una pagina Web (o Wiki) on altres poden descarregar-lo i reproduir-lo al seu ordinador, portàtil i Ipods. </text:span></text:p>
          <text:p text:style-name="P3"/>
        </text:list-item>
        <text:list-item>
          <text:p text:style-name="P5">Què son els protocols ? Quin serien en una comunicació verbal entre persones ? Els protocols son regles o acords que donen ordre a una conversació, s’han de respectar per a que el missatge s’envii i entengui correctament. </text:p>
          <text:p text:style-name="P5">-Un emissor i un receptor identificats</text:p>
          <text:p text:style-name="P5"><text:span text:style-name="T4">-Mètode</text:span> de <text:span text:style-name="T4">comunicació</text:span> acordats</text:p>
          <text:p text:style-name="P5">-Idioma i <text:span text:style-name="T4">gramàtica</text:span> comú</text:p>
          <text:p text:style-name="P5"><text:span text:style-name="T4">-V</text:span>elocitat i moment d’entrega </text:p>
          <text:p text:style-name="P5">-Requisits de confirmació</text:p>
          <text:p text:style-name="P5"/>
        </text:list-item>
        <text:list-item>
          <text:p text:style-name="P4">Què és una xarxa convergent ?</text:p>
          <text:p text:style-name="P6">Una xarxa convergent és <text:span text:style-name="T5">una xarxa de dades que transporta serveis múltiples en una xarxa, tals com un teléfon, la radio, la televisió o el propi ordinador. </text:span></text:p>
          <text:p text:style-name="P6"/>
        </text:list-item>
        <text:list-item>
          <text:p text:style-name="P4">Què vol dir QoS ?</text:p>
          <text:p text:style-name="P7">QoS vol dir Qualitat de Servei, que garanteix que les prioritats coincideixin amb el tipus de comunicació i la seva importància per a l’organització.</text:p>
          <text:p text:style-name="P7"/>
        </text:list-item>
        <text:list-item>
          <text:p text:style-name="P4">D'on va sortir Internet ?</text:p>
          <text:p text:style-name="P7">Internet va sorgir del resultat d’una investigació del Departament de Defensa del Estats Units (DoD) que tenia com a objectiu principal tenir un mitja de comunicació que pogués suportar la destrucció de molts llocs i instal·lacions de transmissió sense interrompre el servei. </text:p>
          <text:p text:style-name="P7"/>
        </text:list-item>
        <text:list-item>
          <text:p text:style-name="P8">Explica els passos que s'han de donar per què un missatge de text vagi del emissor al <text:span text:style-name="T2">receptor:</text:span></text:p>
          <text:p text:style-name="P9">Primer escrivim el missatge, on instantaneament es converteixen en bits binaris abans que es transmetin per el mitjà. A continuació la targeta d’interfaz de xarxa que es troba dins del PC genera senyals electriques per a representar els bits i ubica els bits en el mitjà. Els bits arriben al primer dispositiu de xarxa. Després els bits passen d’un dispositiu a un altre en l’area local. Quan els bits surten de l’area local, generalment, passen per un router. Tot seguit, els bits es transmeten als dispositius que connecten les xarxes locals, poden ser dotzenes o inclús centenars els dispositius que manegen els bits mentres s’enruten cap al seu destí. A mesura que els bits s’apropen al seu destí, passen una vegada més pels dispositius locals. Finalment, el dispositiu de destí llegeix els bits i els converteix novament en un missatge llegible per als humans. </text:p>
          <text:p text:style-name="P9"><text:soft-page-break/></text:p>
          <text:p text:style-name="P9"/>
        </text:list-item>
        <text:list-item>
          <text:p text:style-name="P8">Què son les Wikis ? . Enumeren un parell</text:p>
          <text:p text:style-name="P10">Les Wikis son llocs web que deixa als visitants que agreguin, modifiquin i borrin contingut, normalment sense la necessitat de registrar-se. Wikipedia i Wikidex.</text:p>
          <text:p text:style-name="P10"/>
        </text:list-item>
        <text:list-item>
          <text:p text:style-name="P8">Quins son els factors externs que afecten a una comunicació entre ordinadors ?</text:p>
          <text:p text:style-name="P10">-La qualitat de la ruta entre l’emissor i el receptor</text:p>
          <text:p text:style-name="P10">-El numero de vegades que el missatge té que canviar de forma </text:p>
          <text:p text:style-name="P10">-El numero de vegades que el missatge s’ha de tornar a redirigir o considerar </text:p>
          <text:p text:style-name="P10">-La quantitat de missatges que es transmeten de forma simultania en la xarxa de comunicació </text:p>
          <text:p text:style-name="P10">-El temps que s’assigni per una comunicació exitosa</text:p>
        </text:list-item>
      </text:list>
      <text:p text:style-name="P2"/>
      <text:list xml:id="list134625951704961" text:continue-numbering="true" text:style-name="L1">
        <text:list-item>
          <text:p text:style-name="P8">Quins son els factors externs que afecten a una comunicació entre dues persones ?</text:p>
          <text:p text:style-name="P8">-</text:p>
          <text:p text:style-name="P8"/>
        </text:list-item>
        <text:list-item>
          <text:p text:style-name="P8">Quins dos tipus de connexions <text:span text:style-name="T6">h</text:span>i poden haver segons el tipus de medi ?</text:p>
          <text:p text:style-name="P8"/>
        </text:list-item>
        <text:list-item>
          <text:p text:style-name="P8">Quins son els factors interns que afecten a una comunicació entre ordinadors ?</text:p>
          <text:p text:style-name="P8">-<text:span text:style-name="T7">Mida del misssatge</text:span></text:p>
          <text:p text:style-name="P8">-<text:span text:style-name="T7">La complexitat del missatge</text:span></text:p>
          <text:p text:style-name="P8">-<text:span text:style-name="T7">L’importància del missatge</text:span></text:p>
          <text:p text:style-name="P8"/>
        </text:list-item>
        <text:list-item>
          <text:p text:style-name="P5">Enumera tres medis diferents que utilitzem en la comunicació entre persones</text:p>
          <text:p text:style-name="P5"/>
        </text:list-item>
        <text:list-item>
          <text:p text:style-name="P5"><text:s/>Posa un exemple del factor extern «redireccionament» que afecta a la comunicació entre persones. Quin seria el símil en una comunicació entre ordinadors ? </text:p>
          <text:p text:style-name="P5"/>
        </text:list-item>
        <text:list-item>
          <text:p text:style-name="P5"><text:s/><text:span text:style-name="T3">Quin son els símbols de :</text:span></text:p>
        </text:list-item>
      </text:list>
      <text:list xml:id="list2402510707938359167" text:style-name="L2">
        <text:list-item>
          <text:p text:style-name="P11">El <text:s/>router</text:p>
        </text:list-item>
        <text:list-item>
          <text:p text:style-name="P11">El nuvol</text:p>
        </text:list-item>
        <text:list-item>
          <text:p text:style-name="P11">El firewall</text:p>
        </text:list-item>
        <text:list-item>
          <text:p text:style-name="P11">Un medi WAN</text:p>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el </meta:initial-creator>
    <meta:creation-date>2013-09-17T08:48:51</meta:creation-date>
    <dc:date>2016-09-19T13:46:23.940761963</dc:date>
    <meta:editing-duration>PT30M21S</meta:editing-duration>
    <meta:editing-cycles>7</meta:editing-cycles>
    <meta:generator>LibreOffice/5.1.5.2$Linux_X86_64 LibreOffice_project/10$Build-2</meta:generator>
    <meta:document-statistic meta:table-count="0" meta:image-count="0" meta:object-count="0" meta:page-count="2" meta:paragraph-count="39" meta:word-count="636" meta:character-count="3709" meta:non-whitespace-character-count="3116"/>
  </office:meta>
</office:document-meta>
</file>